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87e74" officeooo:paragraph-rsid="00187e74"/>
    </style:style>
    <style:style style:name="P2" style:family="paragraph" style:parent-style-name="Standard">
      <style:text-properties officeooo:paragraph-rsid="00187e74"/>
    </style:style>
    <style:style style:name="T1" style:family="text">
      <style:text-properties officeooo:rsid="00187e74"/>
    </style:style>
    <style:style style:name="T2" style:family="text">
      <style:text-properties officeooo:rsid="0019f0f9"/>
    </style:style>
    <style:style style:name="T3" style:family="text">
      <style:text-properties officeooo:rsid="001a9ae4"/>
    </style:style>
    <style:style style:name="T4" style:family="text">
      <style:text-properties officeooo:rsid="001ecd2b"/>
    </style:style>
    <style:style style:name="T5" style:family="text">
      <style:text-properties officeooo:rsid="0020c6d6"/>
    </style:style>
    <style:style style:name="T6" style:family="text">
      <style:text-properties officeooo:rsid="0021471d"/>
    </style:style>
    <style:style style:name="T7" style:family="text">
      <style:text-properties officeooo:rsid="00223c37"/>
    </style:style>
    <style:style style:name="T8" style:family="text">
      <style:text-properties officeooo:rsid="0023b3c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yan Bellinger<text:tab/><text:tab/><text:tab/><text:tab/><text:tab/><text:tab/><text:tab/><text:tab/><text:tab/><text:tab/> <text:s text:c="5"/>10/13/2021</text:p>
      <text:p text:style-name="P1">Dr. Winikus<text:tab/><text:tab/><text:tab/><text:tab/><text:tab/><text:tab/><text:tab/><text:tab/> <text:s text:c="4"/>Time Series Assignment Planning</text:p>
      <text:p text:style-name="P1"/>
      <text:p text:style-name="P2"><text:span text:style-name="T1"><text:tab/>The assignment boils down to taking the numerical data in </text:span><text:span text:style-name="T2">UC Irvine’s Synthetic_Control.data file, and simplify the data in a couple of different ways. The first way is using PAA (piecewise aggregate approximation), and the second is through SAX (Symbolic aggregate approximation). </text:span><text:span text:style-name="T4">Both new data sets will need to be plotted. </text:span><text:span text:style-name="T3">Then, using the data in the original data set and through the data generated using PAA, </text:span><text:span text:style-name="T4">after preprocessing,</text:span><text:span text:style-name="T3"> both will be fed to some unsupervised learning model, </text:span><text:span text:style-name="T4">one round with the standard Euclidean distance as a parameter, one with the more unusual Manhattan distance as a parameter, and the results will be studied. That about sums up the problem.</text:span></text:p>
      <text:p text:style-name="P2"><text:tab/><text:span text:style-name="T4">Converting the data into a PAA representation should be fairly simple. Each time series will be divided into ten frames with six points each and the mean of those six values will represent the overall behavior over that time frame. Those mean values generated for each data series will then be saved as a piecewise function and then plotted over the original data set. SAX will be a little more complicated, requiring normaliztion of the data before converting it into a PAA, then converting each of the mean values in the resulting PAA into an alphabetic representation. Likely I will split the possible range of each mean data value into 6 possible </text:span><text:span text:style-name="T5">regions, each representing around 17% of where the data points are expected to fall into. Then each region will have a letter assigned to it, yielding strings to represent the data. The letters will then be converted back into numbers representing the middle of the range of each letter to create a new piecewise function to plot against the original data. </text:span><text:span text:style-name="T6">Training and testing data for each classification will be randomly assigned. Any missing values will simply be imputed with the previous value. Then either a k-means model will be slapped on the training data, or if that’s not allowed a k-means imitation will be coded.</text:span></text:p>
      <text:p text:style-name="P2"><text:tab/><text:span text:style-name="T6">Should it be necessary, the following is a skeleton of the handmade k-means model that may be required. Six centroids will be assigned to six random time series. Using Euclidean and then Manhattan distance formulas, each time series will have its distance calculated from each centroid. Each time series will then be assigned to a ‘cluster’ corresponding to the centroid it had the lowest distance score with. Each centroid will be recalculated to be the mean of all the time series within its cluster. This process will repeat until time series stop changing clusters. If the Forgy method of initialization is yielding poor results I may switch to creating six random clusters out of the training data, and then assigning centroids accordingly. </text:span><text:span text:style-name="T7">Both methods should be able to be implemented fairly easily.</text:span></text:p>
      <text:p text:style-name="P2"><text:tab/><text:span text:style-name="T8">Also should the learning be supervised, centroids will simply be placed at the mean values of all of the different premade clusters and new values will be placed according to distance from the centroid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3T12:16:30.902000000</meta:creation-date>
    <dc:date>2021-10-14T15:56:00.354000000</dc:date>
    <meta:editing-duration>P1DT1H1M35S</meta:editing-duration>
    <meta:editing-cycles>2</meta:editing-cycles>
    <meta:generator>LibreOffice/7.0.3.1$Windows_X86_64 LibreOffice_project/d7547858d014d4cf69878db179d326fc3483e082</meta:generator>
    <meta:document-statistic meta:table-count="0" meta:image-count="0" meta:object-count="0" meta:page-count="1" meta:paragraph-count="6" meta:word-count="503" meta:character-count="3062" meta:non-whitespace-character-count="2534"/>
  </office:meta>
</office:document-meta>
</file>